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3.4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ddddd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ddddd"/>
      <style:text-properties style:use-window-font-color="true" style:text-outline="false" style:text-line-through-style="none" style:text-line-through-type="none" fo:font-size="12pt" fo:language="pt" fo:country="BR" fo:font-style="italic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dddddd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ackground-color="transparent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Requisitos funcionais e não funcionais</text:p>
          </table:table-cell>
        </table:table-row>
        <table:table-row table:style-name="ro2">
          <table:table-cell/>
        </table:table-row>
        <table:table-row table:style-name="ro1">
          <table:table-cell table:style-name="ce2" office:value-type="string" calcext:value-type="string">
            <text:p>F1-Controle de Acesso</text:p>
          </table:table-cell>
        </table:table-row>
        <table:table-row table:style-name="ro2">
          <table:table-cell/>
        </table:table-row>
        <table:table-row table:style-name="ro2">
          <table:table-cell table:style-name="ce3" office:value-type="string" calcext:value-type="string">
            <text:p><text:span text:style-name="T1">Descrição</text:span>:O sistemas devera ter um controle de acesso para todos os usuários do sistemas</text:p>
          </table:table-cell>
        </table:table-row>
        <table:table-row table:style-name="ro2">
          <table:table-cell table:style-name="ce3" office:value-type="string" calcext:value-type="string">
            <text:p>que será autenticado por nome de usuário e senha.</text:p>
          </table:table-cell>
        </table:table-row>
        <table:table-row table:style-name="ro2">
          <table:table-cell/>
        </table:table-row>
        <table:table-row table:style-name="ro1">
          <table:table-cell table:style-name="ce4" office:value-type="string" calcext:value-type="string">
            <text:p>Requisitos Não Funcionais</text:p>
          </table:table-cell>
        </table:table-row>
        <table:table-row table:style-name="ro1">
          <table:table-cell table:style-name="ce5"/>
        </table:table-row>
        <table:table-row table:style-name="ro2">
          <table:table-cell table:style-name="ce3" office:value-type="string" calcext:value-type="string">
            <text:p>RN 1.1 Logar:O campo login teve no mínimo x caracteres e no máximo x caracteres,pode possuir apenas letras e/ou números</text:p>
          </table:table-cell>
        </table:table-row>
        <table:table-row table:style-name="ro2">
          <table:table-cell office:value-type="string" calcext:value-type="string">
            <text:p>RN 1.2 Senha:A senha de ter no mínimo x caracteres e no máximo x caracteres,podendo possui letras,números e caracteres especiais</text:p>
          </table:table-cell>
        </table:table-row>
        <table:table-row table:style-name="ro2">
          <table:table-cell office:value-type="string" calcext:value-type="string">
            <text:p>RN 1.3 Senha digito:A senha digitada não poderá se vista pelo usuário,o campo será formatado para que apareça apenas o caracteres especial <text:s/>* .</text:p>
          </table:table-cell>
        </table:table-row>
        <table:table-row table:style-name="ro2">
          <table:table-cell office:value-type="string" calcext:value-type="string">
            <text:p>RN 1.4 Login efetuado:Se o nome de usuário e a senha estiverem correto o sistemas irá para a tele principal com os menu de acordo com o tipo de usuário.</text:p>
          </table:table-cell>
        </table:table-row>
        <table:table-row table:style-name="ro2">
          <table:table-cell office:value-type="string" calcext:value-type="string">
            <text:p>RN 1.5 Login não efetuado:Se o nome de usuário ou a senha estiverem incorreto,irá aparece uma mensagem de erro informando qual é o tipo de erro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3-Lançar Usuários 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onde o administrador irá cadastra de acordo com o tipo de usuário. </text:p>
          </table:table-cell>
        </table:table-row>
        <table:table-row table:style-name="ro2">
          <table:table-cell/>
        </table:table-row>
        <table:table-row table:style-name="ro1">
          <table:table-cell table:style-name="ce4" office:value-type="string" calcext:value-type="string">
            <text:p>Requisitos Não Funcionais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RN 2.1 Campo CodUsario:O campo do código do usuário deve ser preenchido automaticamente na ordem crescente.</text:p>
          </table:table-cell>
        </table:table-row>
        <table:table-row table:style-name="ro2">
          <table:table-cell office:value-type="string" calcext:value-type="string">
            <text:p>RN 2.2 Campo Nome:O campo nome deve ter no mínimo 5 letras.</text:p>
          </table:table-cell>
        </table:table-row>
        <table:table-row table:style-name="ro2">
          <table:table-cell office:value-type="string" calcext:value-type="string">
            <text:p>RN 2.3 Campo Senha:O campo senha deve ter no mínimo 8 caracteres e deve ser implementado para aparecer o carácter especial asterisco e não a senha digitada.</text:p>
          </table:table-cell>
        </table:table-row>
        <table:table-row table:style-name="ro2">
          <table:table-cell office:value-type="string" calcext:value-type="string">
            <text:p>RN 2.4 RepCampo Senha:O campo repete senha deve conter os mesmo carácter do campo senha e deve ser implementado para aparecer o carácter especial asterisco e não a senha digitada.</text:p>
          </table:table-cell>
        </table:table-row>
        <table:table-row table:style-name="ro2">
          <table:table-cell office:value-type="string" calcext:value-type="string">
            <text:p>RN 2.5 Campo Tipo:O campo tipo deve ter uma lista com os tipos de usuários do sistema,a partir dessa escolha será direcionado a tela de cadastro do usuário escolhido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3-Lançar Médicos 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3.1 Campo CodMedico:O campo do código do médico deve ser preenchido automaticamente na ordem crescente.</text:p>
          </table:table-cell>
        </table:table-row>
        <table:table-row table:style-name="ro2">
          <table:table-cell office:value-type="string" calcext:value-type="string">
            <text:p>RN 3.2 Campo Nome:O campo nome deve ter no mínimo 5 letras.</text:p>
          </table:table-cell>
        </table:table-row>
        <table:table-row table:style-name="ro2">
          <table:table-cell office:value-type="string" calcext:value-type="string">
            <text:p>RN 3.3 Campo Crm:O campo crm deve ser preenchidos com números precedido de letras.</text:p>
          </table:table-cell>
        </table:table-row>
        <table:table-row table:style-name="ro2">
          <table:table-cell office:value-type="string" calcext:value-type="string">
            <text:p>RN 3.4 Campos Rua:O campo rua deve ser preenchido com letras e/ou números.</text:p>
          </table:table-cell>
        </table:table-row>
        <table:table-row table:style-name="ro2">
          <table:table-cell office:value-type="string" calcext:value-type="string">
            <text:p>RN 3.5 Campo Bairro:O campo deve ser preenchido com letras e/ou números.</text:p>
          </table:table-cell>
        </table:table-row>
        <table:table-row table:style-name="ro2">
          <table:table-cell office:value-type="string" calcext:value-type="string">
            <text:p>RN 3.6 Campo Cidade:O campo cidade deve ser escolhido em uma lista já cadastrada,podendo adicionar outras cidades.</text:p>
          </table:table-cell>
        </table:table-row>
        <table:table-row table:style-name="ro2">
          <table:table-cell office:value-type="string" calcext:value-type="string">
            <text:p>RN 3.7 Campo Celular:O campo celular deve ser preenchido com 11 números,já incluso o ddd e o nono dígito.</text:p>
          </table:table-cell>
        </table:table-row>
        <table:table-row table:style-name="ro2">
          <table:table-cell office:value-type="string" calcext:value-type="string">
            <text:p>RN 3.8 Campo Tel:O campo telefone deve ser preenchido com 10 números</text:p>
          </table:table-cell>
        </table:table-row>
        <table:table-row table:style-name="ro2">
          <table:table-cell office:value-type="string" calcext:value-type="string">
            <text:p>RN 3.9 Campo Especialidade:O campo especialidade deve ser escolhido em uma lista já cadastrada,podendo adicionar novas.</text:p>
          </table:table-cell>
        </table:table-row>
        <table:table-row table:style-name="ro2">
          <table:table-cell office:value-type="string" calcext:value-type="string">
            <text:p>RN 3.10 Campo Obs:O campo obs deve conte de 10 á 100 caractere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4-Lançar Especialidades</text:p>
          </table:table-cell>
        </table:table-row>
        <table:table-row table:style-name="ro1">
          <table:table-cell table:style-name="ce6"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e especialidades,onde deve ser cadastro as especialidades dos usuários médico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7"/>
        </table:table-row>
        <table:table-row table:style-name="ro2">
          <table:table-cell office:value-type="string" calcext:value-type="string">
            <text:p>RN 4.1 Campo CodEspecialida:O campo do código da especialidade deve ser preenchido automaticamente na ordem crescente.</text:p>
          </table:table-cell>
        </table:table-row>
        <table:table-row table:style-name="ro2">
          <table:table-cell office:value-type="string" calcext:value-type="string">
            <text:p>RN 4.2 Campo Nome:O campo nome deve ter no mínimo 5 letras.</text:p>
          </table:table-cell>
        </table:table-row>
        <table:table-row table:style-name="ro2">
          <table:table-cell office:value-type="string" calcext:value-type="string">
            <text:p>RN 4.3 Campo Obs:O campo obs deve conte de 10 á 100 caractere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5-Lançar Unidades de Saúd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a Unidade de Saúde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5.1 Campo CodUnidades:O campo do código da unidade de saúde deve ser preenchido automaticamente na ordem crescente.</text:p>
          </table:table-cell>
        </table:table-row>
        <table:table-row table:style-name="ro2">
          <table:table-cell office:value-type="string" calcext:value-type="string">
            <text:p>RN 5.2 Campo DataCadastro:O campo data de cadastro será a data do momento do cadastro.</text:p>
          </table:table-cell>
        </table:table-row>
        <table:table-row table:style-name="ro2">
          <table:table-cell office:value-type="string" calcext:value-type="string">
            <text:p>RN 5.3 Campo Nome:O campo nome deve ter no mínimo 5 letras.</text:p>
          </table:table-cell>
        </table:table-row>
        <table:table-row table:style-name="ro2">
          <table:table-cell office:value-type="string" calcext:value-type="string">
            <text:p>RN 5.4 Campos Rua:O campo rua deve ser preenchido com letras e/ou números.</text:p>
          </table:table-cell>
        </table:table-row>
        <table:table-row table:style-name="ro2">
          <table:table-cell office:value-type="string" calcext:value-type="string">
            <text:p>RN 5.5 Campo Numero:O campo numero deve conter numero e letras.</text:p>
          </table:table-cell>
        </table:table-row>
        <table:table-row table:style-name="ro2">
          <table:table-cell office:value-type="string" calcext:value-type="string">
            <text:p>RN 5.6 Campo Bairro:O campo deve ser preenchido com letras e/ou números.</text:p>
          </table:table-cell>
        </table:table-row>
        <table:table-row table:style-name="ro2">
          <table:table-cell office:value-type="string" calcext:value-type="string">
            <text:p>RN 5.7 Campo Telefone:O campo telefone deve ser preenchido com 10 número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6-Lançar Procedimento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e procedimentos,onde deve ser cadastro os procedimentos médicos realizados naquela unidade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7"/>
        </table:table-row>
        <table:table-row table:style-name="ro2">
          <table:table-cell office:value-type="string" calcext:value-type="string">
            <text:p>RN 6.1 Campo CodProcedimento:O campo do código procedimento deve ser preenchido automaticamente na ordem crescente.</text:p>
          </table:table-cell>
        </table:table-row>
        <table:table-row table:style-name="ro2">
          <table:table-cell office:value-type="string" calcext:value-type="string">
            <text:p>RN 6.2 Campo Nome:O campo nome deve ter no mínimo 5 letras.</text:p>
          </table:table-cell>
        </table:table-row>
        <table:table-row table:style-name="ro2">
          <table:table-cell office:value-type="string" calcext:value-type="string">
            <text:p>RN 6.3 Campo Descrição:O campo descrição deve conte no mínimo 10 e o máximo 500 caractere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7-Lançar Consulta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e consultas,onde deve ser agendadas as consulta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7"/>
        </table:table-row>
        <table:table-row table:style-name="ro2">
          <table:table-cell office:value-type="string" calcext:value-type="string">
            <text:p>RN 7.1 Campo CodConsulta:O campo do código consultas deve ser preenchido automaticamente na ordem crescente.</text:p>
          </table:table-cell>
        </table:table-row>
        <table:table-row table:style-name="ro2">
          <table:table-cell office:value-type="string" calcext:value-type="string">
            <text:p>RN 7.2 Campo Médico:O campo medico deve ter uma lista para escolher o nome do médico.</text:p>
          </table:table-cell>
        </table:table-row>
        <table:table-row table:style-name="ro2">
          <table:table-cell office:value-type="string" calcext:value-type="string">
            <text:p>RN 7.3 Campo Paciente:O campo paciente deve ter uma lista para escolher o nome do paciente.</text:p>
          </table:table-cell>
        </table:table-row>
        <table:table-row table:style-name="ro2">
          <table:table-cell office:value-type="string" calcext:value-type="string">
            <text:p>RN 7.4 Campo Data :O campo data deve ser preenchido no formato dia/mês/ano.</text:p>
          </table:table-cell>
        </table:table-row>
        <table:table-row table:style-name="ro2">
          <table:table-cell office:value-type="string" calcext:value-type="string">
            <text:p>RN 7.5 Campo Hora:O campo hora deve ser preenchido no formato horas/minutos/segundos.</text:p>
          </table:table-cell>
        </table:table-row>
        <table:table-row table:style-name="ro2">
          <table:table-cell office:value-type="string" calcext:value-type="string">
            <text:p>RN 7.6 Campo Peso:O campo peso deve ser preenchido separando as unidades de medidas quilos e <text:s/>gramas com o carácter virgula ( , ).</text:p>
          </table:table-cell>
        </table:table-row>
        <table:table-row table:style-name="ro2">
          <table:table-cell office:value-type="string" calcext:value-type="string">
            <text:p>RN 7.7 Campo Altura:O campo altura deve ser preenchido separando as unidades de medidas metros e centímetros com o carácter virgula ( , ).</text:p>
          </table:table-cell>
        </table:table-row>
        <table:table-row table:style-name="ro2">
          <table:table-cell office:value-type="string" calcext:value-type="string">
            <text:p>RN 7.8 Campo PA:O campo pressão arterial deve conter dois caracteres numéricos separados pelo carácter virgula ( , ).</text:p>
          </table:table-cell>
        </table:table-row>
        <table:table-row table:style-name="ro2">
          <table:table-cell office:value-type="string" calcext:value-type="string">
            <text:p>RN 7.9 Campo Prescrição:O campo prescrição deve conte no mínimo 10 e o máximo 500 caractere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8-Lançar Paciente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e pacientes,onde deve ser cadastrados todos os paciente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8.1 Campo CodPaciente:O campo do código paciente deve ser preenchido automaticamente na ordem crescente.</text:p>
          </table:table-cell>
        </table:table-row>
        <table:table-row table:style-name="ro2">
          <table:table-cell office:value-type="string" calcext:value-type="string">
            <text:p>RN 8.2 Campo Nome:O campo nome deve ter no mínimo 5 letras.</text:p>
          </table:table-cell>
        </table:table-row>
        <table:table-row table:style-name="ro2">
          <table:table-cell office:value-type="string" calcext:value-type="string">
            <text:p>RN 8.3 Campo Cpf:O campo cpf deve ser preenchidos com 11 números sem os pontos e o traço.</text:p>
          </table:table-cell>
        </table:table-row>
        <table:table-row table:style-name="ro2">
          <table:table-cell office:value-type="string" calcext:value-type="string">
            <text:p>RN 8.4 Campo Rg:O campo rg deve ser preenchidos com números e letras.</text:p>
          </table:table-cell>
        </table:table-row>
        <table:table-row table:style-name="ro2">
          <table:table-cell office:value-type="string" calcext:value-type="string">
            <text:p>RN 8.5 Campos Rua:O campo rua deve ser preenchido com letras e/ou números.</text:p>
          </table:table-cell>
        </table:table-row>
        <table:table-row table:style-name="ro2">
          <table:table-cell office:value-type="string" calcext:value-type="string">
            <text:p>RN 8.6 Campos Numero:O campo numero deve ser preenchido apenas com números.</text:p>
          </table:table-cell>
        </table:table-row>
        <table:table-row table:style-name="ro2">
          <table:table-cell office:value-type="string" calcext:value-type="string">
            <text:p>RN 8.7 Campo Bairro:O campo bairro deve ser preenchido com letras e/ou números.</text:p>
          </table:table-cell>
        </table:table-row>
        <table:table-row table:style-name="ro2">
          <table:table-cell office:value-type="string" calcext:value-type="string">
            <text:p>RN 8.8 Campo Cidade:O campo cidade deve ser escolhido em uma lista já cadastrada,podendo adicionar outras cidades.</text:p>
          </table:table-cell>
        </table:table-row>
        <table:table-row table:style-name="ro2">
          <table:table-cell office:value-type="string" calcext:value-type="string">
            <text:p>RN 8.9 Campo Celular:O campo celular deve ser preenchido com 11 números,já incluso o ddd e o nono dígito.</text:p>
          </table:table-cell>
        </table:table-row>
        <table:table-row table:style-name="ro2">
          <table:table-cell office:value-type="string" calcext:value-type="string">
            <text:p>RN 8.10 Campo Tel:O campo telefone deve ser preenchido com 10 números</text:p>
          </table:table-cell>
        </table:table-row>
        <table:table-row table:style-name="ro2">
          <table:table-cell office:value-type="string" calcext:value-type="string">
            <text:p>RN 8.11 Campo Tipo Sanguíneo:O campo tipo sanguíneo deve ser escolhido em uma lista já cadastrada.</text:p>
          </table:table-cell>
        </table:table-row>
        <table:table-row table:style-name="ro2">
          <table:table-cell office:value-type="string" calcext:value-type="string">
            <text:p>RN 8.12 Campo Profissão:O campo profissão <text:s/>deve ser preenchido com letra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9-Lançar Dados Momentâneos do Paciente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uma tela de triagem de pacientes,onde pacientes já cadastrados poderão ter sues dados alterado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9.1 Campo CodPaciente:Deverá ser informado código ou o nome do paciente que já possua um cadastra.</text:p>
          </table:table-cell>
        </table:table-row>
        <table:table-row table:style-name="ro2">
          <table:table-cell office:value-type="string" calcext:value-type="string">
            <text:p>RN 9.2 Campo Peso:O campo peso deve ser preenchido separando as unidades de medidas quilos e <text:s/>gramas com o carácter virgula ( , ).</text:p>
          </table:table-cell>
        </table:table-row>
        <table:table-row table:style-name="ro2">
          <table:table-cell office:value-type="string" calcext:value-type="string">
            <text:p>RN 9.3 Campo Altura:O campo altura deve ser preenchido separando as unidades de medidas metros e centímetros com o carácter virgula ( , ).</text:p>
          </table:table-cell>
        </table:table-row>
        <table:table-row table:style-name="ro2">
          <table:table-cell office:value-type="string" calcext:value-type="string">
            <text:p>RN 9.4 Campo PA:O campo pressão arterial deve conter dois caracteres numéricos separados pelo carácter virgula ( , ).</text:p>
          </table:table-cell>
        </table:table-row>
        <table:table-row table:style-name="ro2">
          <table:table-cell office:value-type="string" calcext:value-type="string">
            <text:p>RN 9.5 Campo Sintomas:O campo sintomas deve conte no mínimo 10 e o máximo 500 caractere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10-Lançar Medicamento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e medicamentos,onde deve ser cadastrado os medicamentos da farmácia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10.1 Campo CodMedicamento:O campo do código medicamento deve ser preenchido automaticamente na ordem crescente.</text:p>
          </table:table-cell>
        </table:table-row>
        <table:table-row table:style-name="ro2">
          <table:table-cell office:value-type="string" calcext:value-type="string">
            <text:p>RN 10.2 Campo Nome:O campo nome deve ter no mínimo 5 letras.</text:p>
          </table:table-cell>
        </table:table-row>
        <table:table-row table:style-name="ro2">
          <table:table-cell office:value-type="string" calcext:value-type="string">
            <text:p>RN 10.3 Campo Descrição:O campo descrição deve conte no mínimo 10 e o máximo 500 caracteres.</text:p>
          </table:table-cell>
        </table:table-row>
        <table:table-row table:style-name="ro2">
          <table:table-cell office:value-type="string" calcext:value-type="string">
            <text:p>RN 10.4 Campo Quantidade:O campo quantidade deve ter quatro subcampos:inicial,Entrada,saída e total. Apenas o campos inicial poderá ser manipulado pelo usuáriom,os demais campos serão apenas informações de estoque do medicamento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 style:data-style-name="N2" text:time-value="19:53:36.5933112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08:43:46.479312131</meta:creation-date>
    <dc:date>2016-12-11T20:12:44.344559371</dc:date>
    <meta:editing-duration>PT1H56M5S</meta:editing-duration>
    <meta:editing-cycles>25</meta:editing-cycles>
    <meta:generator>LibreOffice/5.1.4.2$Linux_X86_64 LibreOffice_project/10m0$Build-2</meta:generator>
    <meta:document-statistic meta:table-count="1" meta:cell-count="95" meta:object-count="0"/>
  </office:meta>
</office:document-meta>
</file>